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onasDeploymentTool.setKeepgenerated( boolean aBool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onasDeploymentTool.addVendorFiles( Hashtable ejbFiles , String dd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onasDeploymentTool.setNogenic( boolean aBool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onasDeploymentTool.setKeepgeneric( boolean aBool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onasDeploymentTool.addGenICGeneratedFiles( File genericJarFile , Hashtable ejbFiles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01">
            <text:p text:style-name="Table_20_Contents">101</text:p>
          </table:table-cell>
        </table:table-row>
        <table:table-row>
          <table:table-cell office:value-type="string">
            <text:p text:style-name="Table_20_Contents">JonasDeploymentTool.setRmicopts( String a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onasDeploymentTool.getJonasDescriptorNam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5">
            <text:p text:style-name="Table_20_Contents">15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JonasDeploymentTool.writeJar( String baseName , File jarfile , Hashtable ejbFiles , String public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onasDeploymentTool.addAllFiles( File file , String rootDir , Hashtable hashtabl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JonasDeploymentTool.setNocompil( boolean aBool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onasDeploymentTool.setSecpropag( boolean aBool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onasDeploymentTool.setJavacopts( String a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onasDeploymentTool.setJavac( String a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onasDeploymentTool.setJarsuffix( String a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onasDeploymentTool.getVendorOutputJarFile( String bas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onasDeploymentTool.setJonasroot( File a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onasDeploymentTool.getJarBaseName( String descriptorFile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JonasDeploymentTool.registerKnownDTDs( Descriptor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onasDeploymentTool.setOrb( String a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onasDeploymentTool.deleteAllFiles( File a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onasDeploymentTool.createTempDi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onasDeploymentTool.setVerbose( boolean aBool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onasDeploymentTool.setNovalidation( boolean aBool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onasDeploymentTool.checkConfiguration( String descriptorFileName , SAXParser saxParser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JonasDeploymentTool.processDescriptor( String aDescriptorName , SAXParser saxPars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onasDeploymentTool.setAdditionalargs( String a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onasDeploymentTool.getGenicClassName( Path class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36">
            <text:p text:style-name="Table_20_Contents">3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